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3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Kokonaan 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</table:table-row>
        <table:table-row table:style-name="ro1">
          <table:table-cell table:style-name="ce1"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table:style-name="ce1"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style-name="ce2" office:value-type="string">
            <text:p>Havaintoja</text:p>
          </table:table-cell>
          <table:table-cell table:number-columns-repeated="5"/>
        </table:table-row>
        <table:table-row table:style-name="ro1">
          <table:table-cell office:value-type="string">
            <text:p>Bugeja syntyy silloin, kun yrittää ahnehtia liian suurta muutosta kerralla. Kun on monta asiaa muutettavana, niin unohtaa tehdä olennaiset muutokset kaikkiin paikkoihin, ja sitten ei toimi.</text:p>
          </table:table-cell>
          <table:table-cell table:number-columns-repeated="5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18.03.2012</text:date>, <text:time>22:29:3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 </meta:initial-creator>
    <meta:creation-date>2012-03-12T21:20:30</meta:creation-date>
    <dc:date>2012-03-18T22:29:37</dc:date>
    <dc:creator>AT </dc:creator>
    <meta:editing-duration>PT04H23M42S</meta:editing-duration>
    <meta:editing-cycles>19</meta:editing-cycles>
    <meta:generator>OpenOffice.org/3.2$Linux OpenOffice.org_project/320m12$Build-9483</meta:generator>
    <meta:document-statistic meta:table-count="3" meta:cell-count="68" meta:object-count="0"/>
  </office:meta>
</office:document-meta>
</file>